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Monospace" svg:font-family="Monospace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b6e5" officeooo:paragraph-rsid="0012b6e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d543a" officeooo:paragraph-rsid="001d543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42e1a" officeooo:paragraph-rsid="00142e1a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1d543a" officeooo:paragraph-rsid="001d6a6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d543a" officeooo:paragraph-rsid="001d6a6b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normal" officeooo:rsid="001d543a" officeooo:paragraph-rsid="00410356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weight="normal" officeooo:rsid="001d543a" officeooo:paragraph-rsid="0045f16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2e1a" officeooo:paragraph-rsid="00142e1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eec6f" officeooo:paragraph-rsid="001ffa74" style:font-weight-asian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weight="normal" officeooo:rsid="0049d330" officeooo:paragraph-rsid="0049d330" style:font-weight-asian="normal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fo:font-weight="normal" officeooo:rsid="0049d330" officeooo:paragraph-rsid="0050348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49d330" officeooo:paragraph-rsid="0050348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4b451b" officeooo:paragraph-rsid="004b451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5a902f" officeooo:paragraph-rsid="0050348a" style:font-weight-asian="normal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fo:font-weight="normal" officeooo:rsid="005cd697" officeooo:paragraph-rsid="005cd697" style:font-weight-asian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fo:font-weight="normal" officeooo:rsid="005e7525" officeooo:paragraph-rsid="005e7525" style:font-weight-asian="normal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fo:font-weight="normal" officeooo:rsid="006a75dc" officeooo:paragraph-rsid="006a75dc" style:font-weight-asian="normal" style:font-weight-complex="normal"/>
    </style:style>
    <style:style style:name="P18" style:family="paragraph" style:parent-style-name="Standard" style:list-style-name="L11">
      <style:paragraph-properties fo:text-align="start" style:justify-single-word="false"/>
      <style:text-properties fo:font-weight="normal" officeooo:rsid="006a75dc" officeooo:paragraph-rsid="0074adfb" style:font-weight-asian="normal" style:font-weight-complex="normal"/>
    </style:style>
    <style:style style:name="P19" style:family="paragraph" style:parent-style-name="Standard" style:list-style-name="L11">
      <style:paragraph-properties fo:text-align="start" style:justify-single-word="false"/>
      <style:text-properties fo:font-weight="normal" officeooo:rsid="006a75dc" officeooo:paragraph-rsid="007504d3" style:font-weight-asian="normal" style:font-weight-complex="normal"/>
    </style:style>
    <style:style style:name="P20" style:family="paragraph" style:parent-style-name="Standard" style:list-style-name="L11">
      <style:paragraph-properties fo:text-align="start" style:justify-single-word="false"/>
      <style:text-properties fo:font-weight="normal" officeooo:rsid="006a75dc" officeooo:paragraph-rsid="00752326" style:font-weight-asian="normal" style:font-weight-complex="normal"/>
    </style:style>
    <style:style style:name="P21" style:family="paragraph" style:parent-style-name="Standard" style:list-style-name="L11">
      <style:paragraph-properties fo:text-align="start" style:justify-single-word="false"/>
      <style:text-properties fo:font-weight="normal" officeooo:rsid="007436b2" officeooo:paragraph-rsid="007436b2" style:font-weight-asian="normal" style:font-weight-complex="normal"/>
    </style:style>
    <style:style style:name="P22" style:family="paragraph" style:parent-style-name="Standard" style:list-style-name="L11">
      <style:paragraph-properties fo:text-align="start" style:justify-single-word="false"/>
      <style:text-properties fo:font-weight="normal" officeooo:rsid="007436b2" officeooo:paragraph-rsid="007a5b60" style:font-weight-asian="normal" style:font-weight-complex="normal"/>
    </style:style>
    <style:style style:name="P23" style:family="paragraph" style:parent-style-name="Standard" style:list-style-name="L11">
      <style:paragraph-properties fo:text-align="start" style:justify-single-word="false"/>
      <style:text-properties fo:font-weight="normal" officeooo:rsid="007436b2" officeooo:paragraph-rsid="007e5975" style:font-weight-asian="normal" style:font-weight-complex="normal"/>
    </style:style>
    <style:style style:name="P24" style:family="paragraph" style:parent-style-name="Standard" style:list-style-name="L11">
      <style:paragraph-properties fo:text-align="start" style:justify-single-word="false"/>
      <style:text-properties fo:font-weight="normal" officeooo:rsid="007ba815" officeooo:paragraph-rsid="007ba815" style:font-weight-asian="normal" style:font-weight-complex="normal"/>
    </style:style>
    <style:style style:name="P25" style:family="paragraph" style:parent-style-name="Standard" style:list-style-name="L11">
      <style:paragraph-properties fo:text-align="start" style:justify-single-word="false"/>
      <style:text-properties fo:font-weight="normal" officeooo:rsid="007efc92" officeooo:paragraph-rsid="007efc92" style:font-weight-asian="normal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fo:font-weight="normal" officeooo:rsid="00826fe0" officeooo:paragraph-rsid="008377bc" style:font-weight-asian="normal" style:font-weight-complex="normal"/>
    </style:style>
    <style:style style:name="P27" style:family="paragraph" style:parent-style-name="Standard" style:list-style-name="L11">
      <style:paragraph-properties fo:text-align="start" style:justify-single-word="false"/>
      <style:text-properties fo:font-weight="normal" officeooo:rsid="00826fe0" officeooo:paragraph-rsid="0089dd32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bold" officeooo:rsid="0038da20" officeooo:paragraph-rsid="0038da2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4264aa" officeooo:paragraph-rsid="00427fa4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4264aa" officeooo:paragraph-rsid="0046ab29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51f82f" officeooo:paragraph-rsid="0051f82f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5b0979" officeooo:paragraph-rsid="005b0979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6be9f3" officeooo:paragraph-rsid="006eb7c7" style:font-weight-asian="bold" style:font-weight-complex="bold"/>
    </style:style>
    <style:style style:name="P34" style:family="paragraph" style:parent-style-name="Standard" style:list-style-name="L7">
      <style:paragraph-properties fo:text-align="start" style:justify-single-word="false"/>
      <style:text-properties officeooo:paragraph-rsid="0058c9f9"/>
    </style:style>
    <style:style style:name="P35" style:family="paragraph" style:parent-style-name="Standard">
      <style:paragraph-properties fo:text-align="start" style:justify-single-word="false" fo:break-before="page"/>
      <style:text-properties fo:font-weight="normal" officeooo:rsid="0049d330" officeooo:paragraph-rsid="0050348a" style:font-weight-asian="normal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 style:list-style-name="L11"/>
    <style:style style:name="P38" style:family="paragraph" style:parent-style-name="Text_20_body" style:list-style-name="L11">
      <style:text-properties officeooo:rsid="0085fe0a" officeooo:paragraph-rsid="0085fe0a"/>
    </style:style>
    <style:style style:name="T1" style:family="text">
      <style:text-properties officeooo:rsid="0015637e"/>
    </style:style>
    <style:style style:name="T2" style:family="text">
      <style:text-properties officeooo:rsid="001d6a6b"/>
    </style:style>
    <style:style style:name="T3" style:family="text">
      <style:text-properties fo:font-weight="normal" officeooo:rsid="0049d330" style:font-weight-asian="normal" style:font-weight-complex="normal"/>
    </style:style>
    <style:style style:name="T4" style:family="text">
      <style:text-properties fo:font-weight="normal" officeooo:rsid="0058c9f9" style:font-weight-asian="normal" style:font-weight-complex="normal"/>
    </style:style>
    <style:style style:name="T5" style:family="text">
      <style:text-properties fo:font-weight="normal" officeooo:rsid="0085141f" style:font-weight-asian="normal" style:font-weight-complex="normal"/>
    </style:style>
    <style:style style:name="T6" style:family="text">
      <style:text-properties officeooo:rsid="003fb4fc"/>
    </style:style>
    <style:style style:name="T7" style:family="text">
      <style:text-properties officeooo:rsid="00410356"/>
    </style:style>
    <style:style style:name="T8" style:family="text">
      <style:text-properties fo:color="#000000" style:font-name="Monospace" fo:font-size="10pt" fo:font-weight="normal" officeooo:rsid="0085141f" style:font-size-asian="10pt" style:font-weight-asian="normal" style:font-weight-complex="normal"/>
    </style:style>
    <style:style style:name="T9" style:family="text">
      <style:text-properties officeooo:rsid="00427fa4"/>
    </style:style>
    <style:style style:name="T10" style:family="text">
      <style:text-properties officeooo:rsid="0045f162"/>
    </style:style>
    <style:style style:name="T11" style:family="text">
      <style:text-properties officeooo:rsid="00473e78"/>
    </style:style>
    <style:style style:name="T12" style:family="text">
      <style:text-properties officeooo:rsid="0049d33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73e78" style:font-weight-asian="bold" style:font-weight-complex="bold"/>
    </style:style>
    <style:style style:name="T15" style:family="text">
      <style:text-properties officeooo:rsid="004b4c7e"/>
    </style:style>
    <style:style style:name="T16" style:family="text">
      <style:text-properties officeooo:rsid="004e7604"/>
    </style:style>
    <style:style style:name="T17" style:family="text">
      <style:text-properties officeooo:rsid="0053e32e"/>
    </style:style>
    <style:style style:name="T18" style:family="text">
      <style:text-properties officeooo:rsid="00574407"/>
    </style:style>
    <style:style style:name="T19" style:family="text">
      <style:text-properties officeooo:rsid="005e7525"/>
    </style:style>
    <style:style style:name="T20" style:family="text">
      <style:text-properties officeooo:rsid="005e9638"/>
    </style:style>
    <style:style style:name="T21" style:family="text">
      <style:text-properties fo:color="#0000c0" style:font-name="Monospace" fo:font-size="10pt" officeooo:rsid="00615985" style:font-size-asian="10pt"/>
    </style:style>
    <style:style style:name="T22" style:family="text">
      <style:text-properties officeooo:rsid="00680c28"/>
    </style:style>
    <style:style style:name="T23" style:family="text">
      <style:text-properties officeooo:rsid="006e21d3"/>
    </style:style>
    <style:style style:name="T24" style:family="text">
      <style:text-properties officeooo:rsid="00752326"/>
    </style:style>
    <style:style style:name="T25" style:family="text">
      <style:text-properties officeooo:rsid="007a5b60"/>
    </style:style>
    <style:style style:name="T26" style:family="text">
      <style:text-properties officeooo:rsid="007e5975"/>
    </style:style>
    <style:style style:name="T27" style:family="text">
      <style:text-properties officeooo:rsid="0080ef19"/>
    </style:style>
    <style:style style:name="T28" style:family="text">
      <style:text-properties officeooo:rsid="008377bc"/>
    </style:style>
    <style:style style:name="T29" style:family="text">
      <style:text-properties officeooo:rsid="0088b26d"/>
    </style:style>
    <style:style style:name="T30" style:family="text">
      <style:text-properties officeooo:rsid="0089dd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ENTO CRAZY</text:p>
      <text:p text:style-name="P3">(www <text:span text:style-name="T1">=</text:span>&gt; magento-crazy)</text:p>
      <text:p text:style-name="P3"/>
      <text:p text:style-name="P3"/>
      <text:p text:style-name="P3"/>
      <text:p text:style-name="P2">Install Magento</text:p>
      <text:p text:style-name="P3"/>
      <text:list xml:id="list1427248917682297791" text:style-name="L1">
        <text:list-item>
          <text:p text:style-name="P4">commit =&gt; <text:span text:style-name="T2">03604ee7eb2d07a08a481719cd52bf5b9d375291<text:line-break/></text:span></text:p>
        </text:list-item>
      </text:list>
      <text:p text:style-name="P28"><text:span text:style-name="T6">Trace</text:span> index.php till Mage.php is included</text:p>
      <text:p text:style-name="P5"/>
      <text:list xml:id="list7227582217561375825" text:style-name="L3">
        <text:list-item>
          <text:p text:style-name="P6">commit =&gt; <text:span text:style-name="T7">c34b27b3d44772e4b782cfacb786579fcc0500ed</text:span></text:p>
        </text:list-item>
      </text:list>
      <text:p text:style-name="P5"/>
      <text:p text:style-name="P29">Trace Mage.php till <text:span text:style-name="T9">Mage::register()</text:span></text:p>
      <text:p text:style-name="P5"/>
      <text:list xml:id="list5840430697233624961" text:style-name="L4">
        <text:list-item>
          <text:p text:style-name="P7">commit =&gt; <text:span text:style-name="T10">65109d16c3435b21d5af151cdd7a48b4039d151c</text:span></text:p>
        </text:list-item>
      </text:list>
      <text:p text:style-name="P5"/>
      <text:p text:style-name="P30">Trace Mage.php till <text:span text:style-name="T11">Varien_Autoload::register()</text:span></text:p>
      <text:p text:style-name="P5"/>
      <text:list xml:id="list6274094184959639031" text:style-name="L5">
        <text:list-item>
          <text:p text:style-name="P10">commit =&gt; 9cf29f6d000c9c6454858382fbd3fb14b3e19124</text:p>
        </text:list-item>
      </text:list>
      <text:p text:style-name="P8"/>
      <text:p text:style-name="P13"><text:span text:style-name="T13">Trace </text:span><text:span text:style-name="T14">Varien_Autoload::register()</text:span><text:span text:style-name="T13"> execution</text:span> <text:span text:style-name="T15">(autoloading is implemented in this step)</text:span></text:p>
      <text:p text:style-name="P8"/>
      <text:list xml:id="list4118360729460930578" text:style-name="L6">
        <text:list-item>
          <text:p text:style-name="P11">commit =&gt; <text:span text:style-name="T16">4d4023f8fb7026c17e262481db2592734109ee92<text:line-break/></text:span></text:p>
        </text:list-item>
      </text:list>
      <text:p text:style-name="P31">Back <text:span text:style-name="T18">t</text:span>o <text:span text:style-name="T18">tracing </text:span>Index.php till Mage::run() exec<text:span text:style-name="T17">u</text:span>tion</text:p>
      <text:p text:style-name="P12"/>
      <text:list xml:id="list8344487878122362480" text:style-name="L7">
        <text:list-item>
          <text:p text:style-name="P34"><text:span text:style-name="T3">commit =&gt; </text:span><text:span text:style-name="T4">f536f9c565d4998e2229e0bffb78bc6da6619192</text:span></text:p>
        </text:list-item>
      </text:list>
      <text:p text:style-name="P14"/>
      <text:p text:style-name="P32">Start tracing Mage::run() &amp; A taste of what Varien_Profiler does</text:p>
      <text:p text:style-name="P12"/>
      <text:list xml:id="list7878604658080809782" text:style-name="L8">
        <text:list-item>
          <text:p text:style-name="P15"><text:span text:style-name="T12">commit =&gt; </text:span>68fdc83b21490a8f022f189065bf96fe30637171</text:p>
        </text:list-item>
        <text:list-item>
          <text:p text:style-name="P16">commit =&gt; 88b810ed7eb4895c57f00da72ecdd49f5b6f26f5</text:p>
        </text:list-item>
      </text:list>
      <text:p text:style-name="P12"/>
      <text:p text:style-name="P36"><text:span text:style-name="T20">Setting application root, Instantiating</text:span><text:span text:style-name="T21"> </text:span>Mage_Core_Model_App <text:span text:style-name="T22">&amp; </text:span>Varien_Event_Collection</text:p>
      <text:p text:style-name="P12"/>
      <text:list xml:id="list8854260701085197094" text:style-name="L9">
        <text:list-item>
          <text:p text:style-name="P17"><text:span text:style-name="T19">commit =&gt; </text:span>ab727b89a1d4799fc9526715529537db35e03f7c</text:p>
        </text:list-item>
      </text:list>
      <text:p text:style-name="P12"/>
      <text:p text:style-name="P33"><text:span text:style-name="T23">Trace</text:span> <text:span text:style-name="T23">Config Model in </text:span>Mage::run<text:span text:style-name="T23">() </text:span></text:p>
      <text:p text:style-name="P12"/>
      <text:list xml:id="list3163448893278102673" text:style-name="L11">
        <text:list-item>
          <text:p text:style-name="P20"><text:span text:style-name="T24">Trace Config Model in Mage::run() =&gt; just the _setConfigModel call traced<text:line-break/></text:span></text:p>
          <text:list>
            <text:list-item>
              <text:p text:style-name="P18"><text:span text:style-name="T19">commit =&gt; afd1a9657c17e9c0fdad97201fe4f19c67bdf805<text:line-break/></text:span></text:p>
            </text:list-item>
          </text:list>
        </text:list-item>
        <text:list-item>
          <text:p text:style-name="P21">Trace Config Model in Mage::run() =&gt; _setConfigModel() =&gt; Mage_Core_Model_Config-&gt;__construct() =&gt; Varien_Simplexml_Config-&gt;setCacheId()<text:line-break/></text:p>
          <text:list>
            <text:list-item>
              <text:p text:style-name="P19"><text:span text:style-name="T19">commit =&gt; aee8e2803094f4cada4bdbb90a8a3fc1583622fc<text:line-break/></text:span></text:p>
            </text:list-item>
          </text:list>
        </text:list-item>
        <text:list-item>
          <text:p text:style-name="P22">Trace Config Model in Mage::run() =&gt; _setConfigModel() =&gt; Mage_Core_Model_Config-&gt;__construct() =&gt; <text:span text:style-name="T25">Mage_Core_Model_Config_Options-&gt;_construct()<text:line-break/></text:span></text:p>
          <text:list>
            <text:list-item>
              <text:p text:style-name="P24">commit =&gt; 408ad3aaa262d31b38331ff6ce6090b7e3acac95<text:line-break/></text:p>
            </text:list-item>
          </text:list>
        </text:list-item>
        <text:list-item>
          <text:p text:style-name="P23">Mage_Core_Model_Config <text:span text:style-name="T26">extends Varien_Object<text:line-break/></text:span></text:p>
          <text:list>
            <text:list-item>
              <text:p text:style-name="P25">commit =&gt; d1d2013e4d07f1dd127805d0f9f0f406b3ca81fb<text:line-break/></text:p>
            </text:list-item>
          </text:list>
        </text:list-item>
        <text:list-item>
          <text:p text:style-name="P25">_<text:span text:style-name="T27">construct calling __construct<text:line-break/></text:span></text:p>
          <text:list>
            <text:list-item>
              <text:p text:style-name="P26">commit =&gt; <text:span text:style-name="T28">d52cb730aa8d6c39ee9a7f42adba8a2d8a7ba9f6<text:line-break/></text:span></text:p>
            </text:list-item>
          </text:list>
        </text:list-item>
        <text:list-item>
          <text:p text:style-name="P37"><text:span text:style-name="T5">Varien_Object-&gt;</text:span>_addFullNames<text:line-break/></text:p>
          <text:list>
            <text:list-item>
              <text:p text:style-name="P38"><text:span text:style-name="T29">Traced</text:span> execution, not functionality<text:line-break/></text:p>
            </text:list-item>
            <text:list-item>
              <text:p text:style-name="P27">commit =&gt; <text:span text:style-name="T30">3833441bd27fdacd7c2c04fe1147d631640821bf</text:span>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Monospace" svg:font-family="Monospace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ntitled1" style:family="paragraph" style:parent-style-name="Standard" style:class="text">
      <style:text-properties style:font-name="Verdana" fo:font-family="Verdana" style:font-style-name="Regular" style:font-family-generic="swiss" style:font-pitch="variable" style:font-size-asian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ushik </meta:initial-creator>
    <meta:creation-date>2014-02-13T12:44:01</meta:creation-date>
    <meta:generator>LibreOffice/4.2.8.2$Linux_X86_64 LibreOffice_project/420m0$Build-2</meta:generator>
    <dc:date>2016-12-13T23:04:52.910595479</dc:date>
    <meta:editing-duration>P2DT13H35M5S</meta:editing-duration>
    <meta:editing-cycles>127</meta:editing-cycles>
    <meta:document-statistic meta:table-count="0" meta:image-count="0" meta:object-count="0" meta:page-count="1" meta:paragraph-count="33" meta:word-count="170" meta:character-count="1769" meta:non-whitespace-character-count="1639"/>
  </office:meta>
</office:document-meta>
</file>